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#70AD47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7.0485cm"/>
    </style:style>
    <style:style style:name="co2" style:family="table-column">
      <style:table-column-properties fo:break-before="auto" style:column-width="3.64066666666667cm"/>
    </style:style>
    <style:style style:name="co3" style:family="table-column">
      <style:table-column-properties fo:break-before="auto" style:column-width="3.32316666666667cm"/>
    </style:style>
    <style:style style:name="co4" style:family="table-column">
      <style:table-column-properties fo:break-before="auto" style:column-width="3.02683333333333cm"/>
    </style:style>
    <style:style style:name="co5" style:family="table-column">
      <style:table-column-properties fo:break-before="auto" style:column-width="4.14866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27.6pt" style:use-optimal-row-height="false" fo:break-before="auto"/>
    </style:style>
    <style:style style:name="ro2" style:family="table-row">
      <style:table-row-properties style:row-height="69.6pt" style:use-optimal-row-height="false" fo:break-before="auto"/>
    </style:style>
    <style:style style:name="ro3" style:family="table-row">
      <style:table-row-properties style:row-height="43.2pt" style:use-optimal-row-height="false" fo:break-before="auto"/>
    </style:style>
    <style:style style:name="ro4" style:family="table-row">
      <style:table-row-properties style:row-height="54.6pt" style:use-optimal-row-height="false" fo:break-before="auto"/>
    </style:style>
    <style:style style:name="ro5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table:style-name="ce2"/>
          <table:table-cell office:value-type="string" table:style-name="ce3">
            <text:p>Mean Distance</text:p>
          </table:table-cell>
          <table:table-cell office:value-type="string" table:style-name="ce3">
            <text:p>Standard Deviation</text:p>
          </table:table-cell>
          <table:table-cell office:value-type="string" table:style-name="ce3">
            <text:p>Variance</text:p>
          </table:table-cell>
          <table:table-cell office:value-type="string" table:style-name="ce4">
            <text:p>Best Distance (overall)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Greedy Algorithm (Average for 5 runs)</text:p>
          </table:table-cell>
          <table:table-cell office:value-type="float" office:value="9368.6845437497796" table:style-name="ce5">
            <text:p>9368.684544</text:p>
          </table:table-cell>
          <table:table-cell office:value-type="float" office:value="438.19994770002199" table:style-name="ce5">
            <text:p>438.1999477</text:p>
          </table:table-cell>
          <table:table-cell office:value-type="float" office:value="192157.428086867" table:style-name="ce5">
            <text:p>192157.4281</text:p>
          </table:table-cell>
          <table:table-cell office:value-type="float" office:value="8182.1915557256698" table:style-name="ce3">
            <text:p>8182.191556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Genetic Algorithm(Average for 10 runs)</text:p>
          </table:table-cell>
          <table:table-cell office:value-type="float" office:value="20597.6386149518" table:style-name="ce5">
            <text:p>20597.63861</text:p>
          </table:table-cell>
          <table:table-cell office:value-type="float" office:value="2158.26912314626" table:style-name="ce5">
            <text:p>2158.269123</text:p>
          </table:table-cell>
          <table:table-cell office:value-type="float" office:value="4829429.5822673002" table:style-name="ce5">
            <text:p>4829429.582</text:p>
          </table:table-cell>
          <table:table-cell office:value-type="float" office:value="8077.9576341685297" table:style-name="ce3">
            <text:p>8077.957634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Random Algorithm(Average for 1000 runs)</text:p>
          </table:table-cell>
          <table:table-cell office:value-type="float" office:value="9375.4919660025698" table:style-name="ce5">
            <text:p>9375.491966</text:p>
          </table:table-cell>
          <table:table-cell office:value-type="float" office:value="483.55879270153599" table:style-name="ce5">
            <text:p>483.5587927</text:p>
          </table:table-cell>
          <table:table-cell office:value-type="float" office:value="233829.10599896699" table:style-name="ce5">
            <text:p>233829.106</text:p>
          </table:table-cell>
          <table:table-cell office:value-type="float" office:value="8866.8710140602197" table:style-name="ce3">
            <text:p>8866.871014</text:p>
          </table:table-cell>
          <table:table-cell table:number-columns-repeated="16379"/>
        </table:table-row>
        <table:table-row table:number-rows-repeated="104857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Vitalii 91376</meta:initial-creator>
    <dc:creator>Vitalii 91376</dc:creator>
    <meta:creation-date>2023-12-09T11:29:19Z</meta:creation-date>
    <dc:date>2023-12-12T20:25:37Z</dc:date>
  </office:meta>
</office:document-meta>
</file>